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1" svg:font-family="Courier" style:font-family-generic="modern" style:font-pitch="fixed"/>
    <style:font-face style:name="Arial4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draw:marker-start="Symmetric_20_Arrow" draw:marker-start-width="0.33cm" draw:marker-end="Symmetric_20_Arrow" draw:marker-end-width="0.33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-color="#ffcc99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="Symmetric_20_Arrow" draw:marker-end-width="0.33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draw:marker-start-width="0.381cm" draw:marker-end="Symmetric_20_Arrow" draw:marker-end-width="0.33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fill="solid" draw:fill-color="#ffff99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style:font-name="Courier1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style:font-name="Courier1"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3" fo:font-size="14pt" style:font-name-asian="Arial3" style:font-size-asian="14pt" style:font-name-complex="Arial3" style:font-size-complex="14pt"/>
    </style:style>
    <style:style style:name="T3" style:family="text">
      <style:text-properties style:font-name="Courier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43cm" svg:height="0.99cm" svg:x="1.66cm" svg:y="3.31cm">
          <text:p text:style-name="P1"><text:span text:style-name="T1">U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145cm" svg:y1="3.805cm" svg:x2="5.785cm" svg:y2="3.805cm">
          <text:p/>
        </draw:line>
        <draw:custom-shape draw:style-name="gr1" draw:text-style-name="P2" draw:layer="layout" svg:width="1.443cm" svg:height="0.99cm" svg:x="5.785cm" svg:y="3.31cm">
          <text:p text:style-name="P1"><text:span text:style-name="T1">U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443cm" svg:height="0.99cm" svg:x="8.425cm" svg:y="3.31cm">
          <text:p text:style-name="P1"><text:span text:style-name="T1">TA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27cm" svg:y1="3.805cm" svg:x2="8.425cm" svg:y2="3.805cm">
          <text:p/>
        </draw:line>
        <draw:custom-shape draw:style-name="gr1" draw:text-style-name="P2" draw:layer="layout" svg:width="1.443cm" svg:height="0.99cm" svg:x="17.83cm" svg:y="3.31cm">
          <text:p text:style-name="P1"><text:span text:style-name="T1">TC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675cm" svg:y1="3.805cm" svg:x2="17.83cm" svg:y2="3.805cm">
          <text:p/>
        </draw:line>
        <draw:custom-shape draw:style-name="gr1" draw:text-style-name="P2" draw:layer="layout" svg:width="1.443cm" svg:height="0.99cm" svg:x="11.107cm" svg:y="5.125cm">
          <text:p text:style-name="P1"><text:span text:style-name="T1">TC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752cm" svg:y1="4.311cm" svg:x2="11.725cm" svg:y2="5.125cm">
          <text:p/>
        </draw:line>
        <draw:custom-shape draw:style-name="gr1" draw:text-style-name="P2" draw:layer="layout" svg:width="1.443cm" svg:height="0.99cm" svg:x="15.19cm" svg:y="3.31cm">
          <text:p text:style-name="P1"><text:span text:style-name="T1">T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443cm" svg:height="0.99cm" svg:x="11.065cm" svg:y="3.31cm">
          <text:p text:style-name="P1"><text:span text:style-name="T1">T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9.91cm" svg:y1="3.805cm" svg:x2="11.065cm" svg:y2="3.805cm">
          <text:p/>
        </draw:line>
        <draw:circle draw:style-name="gr3" draw:text-style-name="P2" draw:layer="layout" svg:width="1.32cm" svg:height="1.32cm" svg:x="3.805cm" svg:y="3.145cm">
          <text:p text:style-name="P1"><text:span text:style-name="T2">Δ</text:span><text:span text:style-name="T1">UT</text:span></text:p>
        </draw:circle>
        <draw:line draw:style-name="gr2" draw:text-style-name="P2" draw:layer="layout" svg:x1="12.55cm" svg:y1="3.805cm" svg:x2="15.19cm" svg:y2="3.805cm">
          <text:p/>
        </draw:line>
        <draw:circle draw:style-name="gr3" draw:text-style-name="P2" draw:layer="layout" svg:width="1.32cm" svg:height="1.32cm" svg:x="13.21cm" svg:y="3.145cm">
          <text:p text:style-name="P1"><text:span text:style-name="T2">ΔTR</text:span></text:p>
        </draw:circle>
        <draw:frame draw:style-name="gr4" draw:text-style-name="P3" draw:layer="layout" svg:width="3.804cm" svg:height="0.734cm" svg:x="3.641cm" svg:y="5.29cm">
          <draw:text-box>
            <text:p><text:span text:style-name="T3">delta_ut1_utc</text:span></text:p>
          </draw:text-box>
        </draw:frame>
        <draw:line draw:style-name="gr5" draw:text-style-name="P4" draw:layer="layout" svg:x1="4.465cm" svg:y1="5.29cm" svg:x2="4.465cm" svg:y2="4.63cm">
          <text:p/>
        </draw:line>
        <draw:frame draw:style-name="gr4" draw:text-style-name="P3" draw:layer="layout" svg:width="3.55cm" svg:height="0.734cm" svg:x="13.045cm" svg:y="5.275cm">
          <draw:text-box>
            <text:p><text:span text:style-name="T3">delta_tdb_tt</text:span></text:p>
          </draw:text-box>
        </draw:frame>
        <draw:line draw:style-name="gr5" draw:text-style-name="P4" draw:layer="layout" svg:x1="13.87cm" svg:y1="5.29cm" svg:x2="13.87cm" svg:y2="4.63cm">
          <text:p/>
        </draw:line>
        <draw:line draw:style-name="gr6" draw:text-style-name="P4" draw:layer="layout" svg:x1="2.375cm" svg:y1="4.33cm" svg:x2="2.375cm" svg:y2="4.99cm">
          <text:p/>
        </draw:line>
        <draw:custom-shape draw:style-name="gr7" draw:text-style-name="P5" draw:layer="layout" svg:width="1.64cm" svg:height="1.13cm" svg:x="1.563cm" svg:y="5.04cm">
          <text:p text:style-name="P5"><text:span text:style-name="T4">sidereal</text:span></text:p>
          <text:p text:style-name="P5"><text:span text:style-name="T4">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1" svg:font-family="Courier" style:font-family-generic="modern" style:font-pitch="fixed"/>
    <style:font-face style:name="Arial4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 Aldcroft</meta:initial-creator>
    <meta:creation-date>2012-07-27T12:52:06</meta:creation-date>
    <dc:date>2013-11-21T21:59:27.902315090</dc:date>
    <meta:editing-duration>PT35M57S</meta:editing-duration>
    <meta:editing-cycles>6</meta:editing-cycles>
    <meta:generator>LibreOffice/4.1.3.2$Linux_X86_64 LibreOffice_project/410m0$Build-2</meta:generator>
    <meta:document-statistic meta:object-count="21"/>
  </office:meta>
</office:document-meta>
</file>